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99301A3FE6C44E4C.png" manifest:media-type="image/png"/>
  <manifest:file-entry manifest:full-path="Pictures/1000351400009698000054AB0433B3D38C11A42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625cm" fo:min-width="1.501cm"/>
    </style:style>
    <style:style style:name="gr3" style:family="graphic" style:parent-style-name="standard">
      <style:graphic-properties draw:textarea-horizontal-align="justify" draw:textarea-vertical-align="middle" draw:auto-grow-height="false" fo:min-height="2.55cm" fo:min-width="4.3cm"/>
    </style:style>
    <style:style style:name="gr4" style:family="graphic" style:parent-style-name="standard">
      <style:graphic-properties draw:textarea-horizontal-align="justify" draw:textarea-vertical-align="middle" draw:auto-grow-height="false" fo:min-height="2.55cm" fo:min-width="4.5cm"/>
    </style:style>
    <style:style style:name="gr5" style:family="graphic" style:parent-style-name="standard">
      <style:graphic-properties draw:textarea-horizontal-align="justify" draw:textarea-vertical-align="middle" draw:auto-grow-height="false" fo:min-height="2.35cm" fo:min-width="4.5cm"/>
    </style:style>
    <style:style style:name="gr6" style:family="graphic" style:parent-style-name="standard">
      <style:graphic-properties draw:textarea-vertical-align="middl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textarea-vertical-align="bottom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4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title">
      <style:graphic-properties fo:min-height="1.8cm"/>
    </style:style>
    <style:style style:name="P1" style:family="paragraph">
      <style:paragraph-properties fo:margin-top="0cm" fo:margin-bottom="0.381cm" fo:text-align="start"/>
    </style:style>
    <style:style style:name="P2" style:family="paragraph">
      <style:paragraph-properties fo:margin-top="0cm" fo:margin-bottom="0.381cm" fo:text-align="justify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start"/>
      <style:text-properties fo:font-size="24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.381cm"/>
    </style:style>
    <style:style style:name="P8" style:family="paragraph">
      <style:paragraph-properties fo:margin-top="0cm" fo:margin-bottom="0.381cm"/>
      <style:text-properties fo:font-size="15pt" style:font-size-asian="15pt" style:font-size-complex="15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paragraph-properties fo:text-align="center"/>
    </style:style>
    <style:style style:name="T1" style:family="text">
      <style:text-properties fo:font-size="22pt" style:font-size-asian="28pt" style:font-size-complex="2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Selection Committee (Приёмная комиссия)</text:p>
          </draw:text-box>
        </draw:frame>
        <draw:frame presentation:style-name="pr2" draw:text-style-name="P5" draw:layer="layout" svg:width="25.2cm" svg:height="9.134cm" svg:x="1.4cm" svg:y="3.8cm" presentation:class="subtitle" presentation:user-transformed="true">
          <draw:text-box>
            <text:p text:style-name="P1"><text:span text:style-name="T1"><text:tab/></text:span><text:span text:style-name="T1">Условиe:</text:span></text:p>
            <text:p text:style-name="P2"><text:span text:style-name="T2">3. Система </text:span><text:span text:style-name="T2">Приемная </text:span><text:span text:style-name="T2">комиссия. </text:span><text:span text:style-name="T3">Абитуриент</text:span><text:span text:style-name="T2"> </text:span><text:span text:style-name="T2">регистрируется на </text:span><text:span text:style-name="T2">один из </text:span><text:span text:style-name="T3">Факультетов</text:span><text:span text:style-name="T2"> с </text:span><text:span text:style-name="T2">фиксированным </text:span><text:span text:style-name="T2">планом набора, </text:span><text:span text:style-name="T2">вводит баллы по </text:span><text:span text:style-name="T2">соответствующим </text:span><text:span text:style-name="T3">Предметам</text:span><text:span text:style-name="T2"> и </text:span><text:span text:style-name="T2">аттестату. </text:span><text:span text:style-name="T2">Результаты </text:span><text:span text:style-name="T3">Администраторо</text:span><text:span text:style-name="T3">м</text:span><text:span text:style-name="T2"> регистрируются </text:span><text:span text:style-name="T2">в </text:span><text:span text:style-name="T3">Ведомости</text:span><text:span text:style-name="T2">. </text:span><text:span text:style-name="T2">Система </text:span><text:span text:style-name="T2">подсчитывает </text:span><text:span text:style-name="T2">сумму баллов и </text:span><text:span text:style-name="T2">определяет </text:span><text:span text:style-name="T3">Абитуриентов</text:span><text:span text:style-name="T2">, </text:span><text:span text:style-name="T2">зачисленных в </text:span><text:span text:style-name="T2">учебное </text:span><text:span text:style-name="T2">заведение.</text:span></text:p>
            <text:p text:style-name="P1"><text:span text:style-name="T2"/></text:p>
            <text:p text:style-name="P1"><text:span text:style-name="T2"/></text:p>
            <text:p text:style-name="P3"><text:span text:style-name="T1"/></text:p>
            <text:p text:style-name="P3"><text:span text:style-name="T1"/></text:p>
            <text:p text:style-name="P4"><text:span text:style-name="T4">Подготовил: </text:span><text:span text:style-name="T4">Яловчук </text:span><text:span text:style-name="T4">Валерий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4.6cm" svg:height="1.4cm" svg:x="1.6cm" svg:y="0.6cm" presentation:class="title" presentation:user-transformed="true">
          <draw:text-box>
            <text:p><text:s/>Tехническое задание</text:p>
          </draw:text-box>
        </draw:frame>
        <draw:frame presentation:style-name="pr5" draw:text-style-name="P8" draw:layer="layout" svg:width="25.2cm" svg:height="11.8cm" svg:x="1.4cm" svg:y="3cm" presentation:class="outline" presentation:user-transformed="true">
          <draw:text-box>
            <text:list text:style-name="L2">
              <text:list-item>
                <text:p><text:span text:style-name="T5">Создать многомодульный проект Maven для выбранной модели программной системы;</text:span></text:p>
              </text:list-item>
              <text:list-item>
                <text:p text:style-name="P7"><text:span text:style-name="T5">Разбить проект на 4 модуля: entities, dao, services, web;</text:span></text:p>
              </text:list-item>
              <text:list-item>
                <text:p text:style-name="P7"><text:span text:style-name="T5">Приложение должно соответствовать шаблону Model-View-Controller;</text:span></text:p>
              </text:list-item>
              <text:list-item>
                <text:p text:style-name="P7"><text:span text:style-name="T5">Использовать hibernate, использовать отношения между сущностями 1-1, 1-n, n-n;</text:span></text:p>
              </text:list-item>
              <text:list-item>
                <text:p text:style-name="P7"><text:span text:style-name="T5">Для запросов использовать Hibernate Query и Criteria;</text:span></text:p>
              </text:list-item>
              <text:list-item>
                <text:p text:style-name="P7"><text:span text:style-name="T5">Конфигурационную информацию хранить в properties-файле;</text:span></text:p>
              </text:list-item>
              <text:list-item>
                <text:p text:style-name="P7"><text:span text:style-name="T5">Модули dao и services покрыть unit-тестами;</text:span></text:p>
              </text:list-item>
              <text:list-item>
                <text:p text:style-name="P7"><text:span text:style-name="T5">Использовать для поднятия приложения Spring Boot;</text:span></text:p>
              </text:list-item>
              <text:list-item>
                <text:p text:style-name="P7"><text:span text:style-name="T5">Использовать @Transactional;</text:span></text:p>
              </text:list-item>
              <text:list-item>
                <text:p text:style-name="P7"><text:span text:style-name="T5">Реализовать механизм логирования в приложении с использованием lslf4j;</text:span></text:p>
              </text:list-item>
              <text:list-item>
                <text:p text:style-name="P7"><text:span text:style-name="T5">Реализовать общение с приложением через REST API;</text:span></text:p>
              </text:list-item>
              <text:list-item>
                <text:p text:style-name="P7"><text:span text:style-name="T5">Создать коллекцию запросов в Postman;</text:span></text:p>
              </text:list-item>
              <text:list-item>
                <text:p text:style-name="P7"><text:span text:style-name="T5">Использовать Spring Security для авторизации пользователя через RES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1.8cm" svg:x="1.4cm" svg:y="0.6cm" presentation:class="title">
          <draw:text-box>
            <text:p>Функциональность</text:p>
          </draw:text-box>
        </draw:frame>
        <draw:frame presentation:style-name="pr5" draw:text-style-name="P10" draw:layer="layout" svg:width="25.2cm" svg:height="9.134cm" svg:x="1.4cm" svg:y="3.8cm" presentation:class="outline">
          <draw:text-box>
            <text:list text:style-name="L2">
              <text:list-item>
                <text:list>
                  <text:list-item>
                    <text:p><text:span text:style-name="T2">Admin:</text:span></text:p>
                  </text:list-item>
                </text:list>
              </text:list-item>
              <text:list-item>
                <text:p><text:span text:style-name="T5">Получение списка зарегистрированных на факультет абитуриентов;</text:span></text:p>
              </text:list-item>
              <text:list-item>
                <text:p><text:span text:style-name="T5">Создание ведомости для зарегистрированного абитуриента;</text:span></text:p>
              </text:list-item>
              <text:list-item>
                <text:p><text:span text:style-name="T5">Подсчёт прошедших конкурс абитуриетов;</text:span></text:p>
              </text:list-item>
              <text:list-item>
                <text:p><text:span text:style-name="T5">CRUD операции над всеми сущностями.</text:span></text:p>
                <text:list>
                  <text:list-item>
                    <text:p><text:span text:style-name="T2">Enrollee:</text:span></text:p>
                  </text:list-item>
                </text:list>
              </text:list-item>
              <text:list-item>
                <text:p><text:span text:style-name="T5">Получение информации о факультетах;</text:span></text:p>
              </text:list-item>
              <text:list-item>
                <text:p><text:span text:style-name="T5">Регистрация на факультет;</text:span></text:p>
              </text:list-item>
              <text:list-item>
                <text:p><text:span text:style-name="T5">Изменение своего профиля;</text:span></text:p>
              </text:list-item>
              <text:list-item>
                <text:p><text:span text:style-name="T5">Создание/удаление своих предметов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1.8cm" svg:x="1.4cm" svg:y="0.6cm" presentation:class="title" presentation:user-transformed="true">
          <draw:text-box>
            <text:p>Архитектура приложения</text:p>
          </draw:text-box>
        </draw:frame>
        <draw:custom-shape draw:style-name="gr2" draw:text-style-name="P11" xml:id="id1" draw:id="id1" draw:layer="layout" svg:width="2cm" svg:height="3cm" svg:x="3cm" svg:y="6.9cm">
          <text:p text:style-name="P1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1" xml:id="id2" draw:id="id2" draw:layer="layout" svg:width="4.8cm" svg:height="2.8cm" svg:x="6.1cm" svg:y="7cm">
          <text:p text:style-name="P11">Dao</text:p>
          <draw:enhanced-geometry svg:viewBox="0 0 21600 21600" draw:type="rectangle" draw:enhanced-path="M 0 0 L 21600 0 21600 21600 0 21600 0 0 Z N"/>
        </draw:custom-shape>
        <draw:custom-shape draw:style-name="gr4" draw:text-style-name="P11" xml:id="id6" draw:id="id6" draw:layer="layout" svg:width="5cm" svg:height="2.8cm" svg:x="12.2cm" svg:y="7cm">
          <text:p text:style-name="P11">Services</text:p>
          <draw:enhanced-geometry svg:viewBox="0 0 21600 21600" draw:type="rectangle" draw:enhanced-path="M 0 0 L 21600 0 21600 21600 0 21600 0 0 Z N"/>
        </draw:custom-shape>
        <draw:custom-shape draw:style-name="gr4" draw:text-style-name="P11" xml:id="id4" draw:id="id4" draw:layer="layout" svg:width="5cm" svg:height="2.8cm" svg:x="18.4cm" svg:y="7cm">
          <text:p text:style-name="P11">Web</text:p>
          <draw:enhanced-geometry svg:viewBox="0 0 21600 21600" draw:type="rectangle" draw:enhanced-path="M 0 0 L 21600 0 21600 21600 0 21600 0 0 Z N"/>
        </draw:custom-shape>
        <draw:custom-shape draw:style-name="gr3" draw:text-style-name="P11" xml:id="id3" draw:id="id3" draw:layer="layout" svg:width="4.8cm" svg:height="2.8cm" svg:x="9.3cm" svg:y="11.4cm">
          <text:p text:style-name="P11">Beans</text:p>
          <draw:enhanced-geometry svg:viewBox="0 0 21600 21600" draw:type="rectangle" draw:enhanced-path="M 0 0 L 21600 0 21600 21600 0 21600 0 0 Z N"/>
        </draw:custom-shape>
        <draw:custom-shape draw:style-name="gr5" draw:text-style-name="P11" xml:id="id7" draw:id="id7" draw:layer="layout" svg:width="5cm" svg:height="2.6cm" draw:transform="skewX (-0.00226892802759263) translate (12.193cm 3.4cm)">
          <text:p text:style-name="P11">Core</text:p>
          <draw:enhanced-geometry svg:viewBox="0 0 21600 21600" draw:type="rectangle" draw:enhanced-path="M 0 0 L 21600 0 21600 21600 0 21600 0 0 Z N"/>
        </draw:custom-shape>
        <draw:custom-shape draw:style-name="gr4" draw:text-style-name="P11" xml:id="id5" draw:id="id5" draw:layer="layout" svg:width="5cm" svg:height="2.8cm" svg:x="15.2cm" svg:y="11.4cm">
          <text:p text:style-name="P11">Dto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svg:x1="5cm" svg:y1="8.4cm" svg:x2="6.1cm" svg:y2="8.4cm" draw:start-shape="id1" draw:start-glue-point="8" draw:end-shape="id2" draw:end-glue-point="3" svg:d="M5000 8400h1100" svg:viewBox="0 0 1101 1">
          <text:p/>
        </draw:connector>
        <draw:connector draw:style-name="gr6" draw:text-style-name="P11" draw:layer="layout" svg:x1="8.5cm" svg:y1="9.8cm" svg:x2="9.3cm" svg:y2="12.8cm" draw:start-shape="id2" draw:start-glue-point="2" draw:end-shape="id3" draw:end-glue-point="3" svg:d="M8500 9800v3000h800" svg:viewBox="0 0 801 3001">
          <text:p/>
        </draw:connector>
        <draw:connector draw:style-name="gr6" draw:text-style-name="P11" draw:layer="layout" svg:x1="20.9cm" svg:y1="9.8cm" svg:x2="20.2cm" svg:y2="12.8cm" draw:start-shape="id4" draw:start-glue-point="2" draw:end-shape="id5" draw:end-glue-point="1" svg:d="M20900 9800v3000h-700" svg:viewBox="0 0 701 3001">
          <text:p/>
        </draw:connector>
        <draw:connector draw:style-name="gr6" draw:text-style-name="P11" draw:layer="layout" svg:x1="14.7cm" svg:y1="9.8cm" svg:x2="17.7cm" svg:y2="11.4cm" draw:start-shape="id6" draw:start-glue-point="2" draw:end-shape="id5" draw:end-glue-point="0" svg:d="M14700 9800v800h3000v800" svg:viewBox="0 0 3001 1601">
          <text:p/>
        </draw:connector>
        <draw:connector draw:style-name="gr6" draw:text-style-name="P11" draw:layer="layout" svg:x1="14.7cm" svg:y1="9.8cm" svg:x2="11.7cm" svg:y2="11.4cm" draw:start-shape="id6" draw:start-glue-point="2" draw:end-shape="id3" draw:end-glue-point="0" svg:d="M14700 9800v800h-3000v800" svg:viewBox="0 0 3001 1601">
          <text:p/>
        </draw:connector>
        <draw:connector draw:style-name="gr6" draw:text-style-name="P11" draw:layer="layout" svg:x1="17.196cm" svg:y1="4.7cm" svg:x2="20.9cm" svg:y2="7cm" draw:start-shape="id7" draw:start-glue-point="1" draw:end-shape="id4" draw:end-glue-point="0" svg:d="M17196 4700h3704v2300" svg:viewBox="0 0 3705 2301">
          <text:p/>
        </draw:connector>
        <draw:connector draw:style-name="gr6" draw:text-style-name="P11" draw:layer="layout" svg:x1="14.699cm" svg:y1="6cm" svg:x2="14.7cm" svg:y2="7cm" draw:start-shape="id7" draw:start-glue-point="2" draw:end-shape="id6" draw:end-glue-point="0" svg:d="M14699 6000v500h1v500" svg:viewBox="0 0 2 1001">
          <text:p/>
        </draw:connector>
        <draw:connector draw:style-name="gr6" draw:text-style-name="P11" draw:layer="layout" svg:x1="12.196cm" svg:y1="4.7cm" svg:x2="8.5cm" svg:y2="7cm" draw:start-shape="id7" draw:start-glue-point="3" draw:end-shape="id2" draw:end-glue-point="0" svg:d="M12196 4700h-3696v2300" svg:viewBox="0 0 3697 2301">
          <text:p/>
        </draw:connector>
        <draw:connector draw:style-name="gr6" draw:text-style-name="P11" draw:layer="layout" svg:x1="12.196cm" svg:y1="4.7cm" svg:x2="11.7cm" svg:y2="11.4cm" draw:start-shape="id7" draw:start-glue-point="3" draw:end-shape="id3" draw:end-glue-point="0" svg:d="M12196 4700h-504v4000h8v2700" svg:viewBox="0 0 505 6701">
          <text:p/>
        </draw:connector>
        <draw:connector draw:style-name="gr6" draw:text-style-name="P11" draw:layer="layout" svg:x1="10.9cm" svg:y1="8.4cm" svg:x2="12.2cm" svg:y2="8.4cm" draw:start-shape="id2" draw:start-glue-point="1" draw:end-shape="id6" draw:end-glue-point="3" svg:d="M10900 8400h1300" svg:viewBox="0 0 1301 1">
          <text:p/>
        </draw:connector>
        <draw:connector draw:style-name="gr6" draw:text-style-name="P11" draw:layer="layout" svg:x1="17.2cm" svg:y1="8.4cm" svg:x2="18.4cm" svg:y2="8.4cm" draw:start-shape="id6" draw:start-glue-point="1" draw:end-shape="id4" draw:end-glue-point="3" svg:d="M17200 8400h1200" svg:viewBox="0 0 1201 1">
          <text:p/>
        </draw:connecto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5" draw:layer="backgroundobjects" svg:width="27.997cm" svg:height="15.759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99301A3FE6C44E4C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13:25:40.566064502</meta:creation-date>
    <meta:editing-duration>P0D</meta:editing-duration>
    <meta:editing-cycles>1</meta:editing-cycles>
    <meta:generator>LibreOffice/5.1.6.2$Linux_X86_64 LibreOffice_project/10m0$Build-2</meta:generator>
    <dc:title>Lush Green</dc:title>
    <meta:document-statistic meta:object-count="55"/>
    <meta:template xlink:type="simple" xlink:actuate="onRequest" xlink:title="Lush Green" xlink:href="../../../../../../usr/lib/libreoffice/share/template/common/layout/LushGreen.otp" meta:date="2017-06-06T13:25:39.979880057"/>
  </office:meta>
</office:document-meta>
</file>